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8000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0000" draw:marker-start-width="0.45cm" draw:marker-end="Arrow" draw:marker-end-width="0.5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5cm"/>
    </style:style>
    <style:style style:name="gr6" style:family="graphic" style:parent-style-name="standard">
      <style:graphic-properties svg:stroke-width="0.4cm" svg:stroke-color="#dc2300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svg:stroke-width="0.3cm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cm" svg:height="9.5cm" svg:x="3cm" svg:y="3cm">
          <text:p/>
        </draw:ellipse>
        <draw:custom-shape draw:style-name="gr2" draw:text-style-name="P1" draw:layer="layout" svg:width="1cm" svg:height="1cm" svg:x="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6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6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4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7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" draw:text-style-name="P1" draw:layer="layout" svg:width="7.5cm" svg:height="9.5cm" svg:x="16.5cm" svg:y="3cm">
          <text:p/>
        </draw:ellipse>
        <draw:custom-shape draw:style-name="gr2" draw:text-style-name="P1" draw:layer="layout" svg:width="1.25cm" svg:height="1cm" svg:x="20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cm" svg:x="18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cm" svg:x="18.7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cm" svg:x="17.2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cm" svg:x="2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cm" svg:x="20.2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cm" svg:x="22.1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cm" svg:x="18.7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" draw:text-style-name="P1" draw:layer="layout" svg:width="8cm" svg:height="9.5cm" svg:x="4.5cm" svg:y="13cm">
          <text:p/>
        </draw:ellipse>
        <draw:custom-shape draw:style-name="gr3" draw:text-style-name="P1" draw:layer="layout" svg:width="1.333cm" svg:height="1cm" svg:x="6.167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33cm" svg:height="1cm" svg:x="8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33cm" svg:height="1cm" svg:x="9.167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34cm" svg:height="1cm" svg:x="6.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34cm" svg:height="1cm" svg:x="9.833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33cm" svg:height="1cm" svg:x="7.667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33cm" svg:height="1cm" svg:x="10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" draw:text-style-name="P1" draw:layer="layout" svg:width="6cm" svg:height="9.5cm" svg:x="18cm" svg:y="13cm">
          <text:p/>
        </draw:ellipse>
        <draw:custom-shape draw:style-name="gr2" draw:text-style-name="P1" draw:layer="layout" svg:width="1cm" svg:height="1cm" svg:x="20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1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0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8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2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3.171cm" svg:height="2.145cm" draw:transform="skewX (0.114668131856006) rotate (2.16996785900414) translate (4.81852418101268cm 5.50000070469412cm)" svg:viewBox="0 0 3172 2146" svg:d="m0 0c6282-2 1294 2146 1294 2146">
          <text:p/>
        </draw:path>
        <draw:frame draw:style-name="gr5" draw:layer="layout" svg:width="10.5cm" svg:height="7.594cm" svg:x="8.5cm" svg:y="0.906cm">
          <draw:text-box>
            <text:p text:style-name="P1"><text:span text:style-name="T1"><text:s/></text:span><text:span text:style-name="T1">Selected for reproduction in a group of size n</text:span></text:p>
            <text:p><text:span text:style-name="T2"/></text:p>
            <text:p/>
          </draw:text-box>
        </draw:frame>
        <draw:ellipse draw:style-name="gr1" draw:text-style-name="P1" draw:layer="layout" svg:width="6cm" svg:height="9.5cm" svg:x="6cm" svg:y="25.5cm">
          <text:p/>
        </draw:ellipse>
        <draw:custom-shape draw:style-name="gr2" draw:text-style-name="P1" draw:layer="layout" svg:width="1cm" svg:height="1cm" svg:x="7.5cm" svg:y="2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6.5cm" svg:y="2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.5cm" svg:y="3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8.5cm" svg:y="2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8.5cm" svg:y="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9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0.5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0cm" svg:y="2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8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8.5cm" svg:y="3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9.5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7.5cm" svg:y="3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0.5cm" svg:y="3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6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" draw:text-style-name="P1" draw:layer="layout" svg:width="6cm" svg:height="9.5cm" svg:x="10cm" svg:y="25.5cm">
          <text:p/>
        </draw:ellipse>
        <draw:custom-shape draw:style-name="gr2" draw:text-style-name="P1" draw:layer="layout" svg:width="1cm" svg:height="1cm" svg:x="13.5cm" svg:y="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4.5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4cm" svg:y="2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4cm" svg:y="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4.5cm" svg:y="3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" draw:text-style-name="P1" draw:layer="layout" svg:width="7.5cm" svg:height="9.5cm" svg:x="21.5cm" svg:y="26cm">
          <text:p/>
        </draw:ellipse>
        <draw:custom-shape draw:style-name="gr2" draw:text-style-name="P1" draw:layer="layout" svg:width="1.25cm" svg:height="1cm" svg:x="25.5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cm" svg:x="23.25cm" svg:y="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cm" svg:x="23.75cm" svg:y="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cm" svg:x="22.25cm" svg:y="2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cm" svg:x="25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cm" svg:height="1cm" svg:x="25.25cm" svg:y="3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cm" svg:x="27.125cm" svg:y="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1cm" svg:x="23.75cm" svg:y="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" draw:text-style-name="P1" draw:layer="layout" svg:width="6cm" svg:height="9.5cm" svg:x="22.5cm" svg:y="37cm">
          <text:p/>
        </draw:ellipse>
        <draw:custom-shape draw:style-name="gr2" draw:text-style-name="P1" draw:layer="layout" svg:width="1cm" svg:height="1cm" svg:x="25cm" svg:y="3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5.5cm" svg:y="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5cm" svg:y="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3cm" svg:y="4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7cm" svg:y="4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" draw:text-style-name="P1" draw:layer="layout" svg:width="8cm" svg:height="9.5cm" svg:x="8cm" svg:y="38.5cm">
          <text:p/>
        </draw:ellipse>
        <draw:custom-shape draw:style-name="gr3" draw:text-style-name="P1" draw:layer="layout" svg:width="1.333cm" svg:height="1cm" svg:x="9.667cm" svg:y="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33cm" svg:height="1cm" svg:x="11.5cm" svg:y="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33cm" svg:height="1cm" svg:x="12.667cm" svg:y="4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34cm" svg:height="1cm" svg:x="10cm" svg:y="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34cm" svg:height="1cm" svg:x="13.333cm" svg:y="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33cm" svg:height="1cm" svg:x="11.167cm" svg:y="4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33cm" svg:height="1cm" svg:x="14cm" svg:y="4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2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1.5cm" svg:y1="34.5cm" svg:x2="29cm" svg:y2="26cm">
          <text:p/>
        </draw:line>
        <draw:line draw:style-name="gr6" draw:text-style-name="P1" draw:layer="layout" svg:x1="21.5cm" svg:y1="25cm" svg:x2="29cm" svg:y2="36cm">
          <text:p/>
        </draw:line>
        <draw:line draw:style-name="gr7" draw:text-style-name="P1" draw:layer="layout" svg:x1="1cm" svg:y1="24cm" svg:x2="31cm" svg:y2="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jandro mahecha</meta:initial-creator>
    <meta:creation-date>2012-11-08T00:38:09</meta:creation-date>
    <dc:date>2012-11-08T01:12:41</dc:date>
    <dc:creator>alejandro mahecha</dc:creator>
    <meta:editing-duration>PT4M7S</meta:editing-duration>
    <meta:editing-cycles>1</meta:editing-cycles>
    <meta:document-statistic meta:object-count="90"/>
    <meta:generator>OpenOffice.org/3.3$Unix OpenOffice.org_project/330m20$Build-9567</meta:generator>
  </office:meta>
</office:document-meta>
</file>